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256d06"/>
    </style:style>
    <style:style style:name="T4" style:family="text">
      <style:text-properties officeooo:rsid="00272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4">3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0T08:43:48.847828436</dc:date>
    <meta:editing-duration>PT31M10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6" meta:non-whitespace-character-count="526"/>
  </office:meta>
</office:document-meta>
</file>